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df6" officeooo:paragraph-rsid="0011d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 TRANSACTION;</text:p>
      <text:p text:style-name="P1"/>
      <text:p text:style-name="P1">-- Disabilitare i vincoli temporaneamente per evitare problemi con le chiavi esterne</text:p>
      <text:p text:style-name="P1">SET CONSTRAINTS ALL DEFERRED;</text:p>
      <text:p text:style-name="P1"/>
      <text:p text:style-name="P1">-- Inserimento agenzia</text:p>
      <text:p text:style-name="P1">INSERT INTO MST_Agenzia (id_agenzia, nome, indirizzo, telefono, email, descrizione)</text:p>
      <text:p text:style-name="P1">VALUES</text:p>
      <text:p text:style-name="P1">(1, 'TravelCo', 'Via Roma, 123, Milano, Italia', '+39 02 12345678', 'info@travelco.it', 'Agenzia di viaggi leader in Italia con servizi personalizzati per ogni cliente');</text:p>
      <text:p text:style-name="P1"/>
      <text:p text:style-name="P1">-- Inserimento filiali (delle agenzie)</text:p>
      <text:p text:style-name="P1">INSERT INTO MST_Filiale (id_filiale, id_agenzia, nome_filiale, indirizzo, telefono, email)</text:p>
      <text:p text:style-name="P1">VALUES</text:p>
      <text:p text:style-name="P1">(1, 1, 'TravelCo Milano', 'Via Milano, 456, Milano, Italia', '+39 02 23456789', 'milano@travelco.it'),</text:p>
      <text:p text:style-name="P1">(2, 1, 'TravelCo Roma', 'Piazza Venezia, 1, Roma, Italia', '+39 06 23456789', 'roma@travelco.it'),</text:p>
      <text:p text:style-name="P1">(3, 1, 'TravelCo Napoli', 'Corso Umberto, 10, Napoli, Italia', '+39 081 2345678', 'napoli@travelco.it');</text:p>
      <text:p text:style-name="P1"/>
      <text:p text:style-name="P1">-- Inserimento compagnie aeree</text:p>
      <text:p text:style-name="P1">INSERT INTO MST_Compagnia (id_compagnia, nome, anno_fondazione, paese, telefono, email, sito_web, descrizione)</text:p>
      <text:p text:style-name="P1">VALUES</text:p>
      <text:p text:style-name="P1">(1, 'Alitalia', 1946, 'Italia', '+39 06 65631', 'info@alitalia.it', 'https://www.alitalia.com', 'Compagnia aerea nazionale italiana con voli su tutte le destinazioni principali'),</text:p>
      <text:p text:style-name="P1">(2, 'Ryanair', 1984, 'Irlanda', '+39 06 65054210', 'customer.service@ryanair.com', 'https://www.ryanair.com', 'Compagnia aerea low-cost che offre voli verso tutte le destinazioni europee'),</text:p>
      <text:p text:style-name="P1">(3, 'Lufthansa', 1953, 'Germania', '+39 02 643112', 'info@lufthansa.com', 'https://www.lufthansa.com', 'Compagnia aerea tedesca con voli intercontinentali e domestici'),</text:p>
      <text:p text:style-name="P1">(4, 'EasyJet', 1995, 'Regno Unito', '+44 20 71234567', 'customer@easyjet.com', 'https://www.easyjet.com', 'Compagnia aerea low-cost con voli su tutte le principali destinazioni europee'),</text:p>
      <text:p text:style-name="P1">(5, 'AirFrance', 1933, 'Francia', '+33 1 2345678', 'contact@airfrance.fr', 'https://www.airfrance.fr', 'Compagnia aerea francese, operante su tutte le rotte internazionali'),</text:p>
      <text:p text:style-name="P1">(6, 'Vueling', 2004, 'Spagna', '+39 06 65661', 'info@vueling.com', 'https://www.vueling.com', 'Compagnia aerea low-cost con voli diretti in tutta Europa'),</text:p>
      <text:p text:style-name="P1">(7, 'British Airways', 1974, 'Regno Unito', '+44 20 73072800', 'customer.service@britishairways.com', 'https://www.britishairways.com', 'Compagnia aerea britannica con voli internazionali di alta qualità'),</text:p>
      <text:p text:style-name="P1">(8, 'KLM', 1919, 'Paesi Bassi', '+39 02 69631', 'info@klm.com', 'https://www.klm.com', 'Compagnia aerea olandese, offre voli in tutto il mondo'),</text:p>
      <text:p text:style-name="P1">(9, 'Swiss Air', 2002, 'Svizzera', '+41 44 5646000', 'customer.service@swiss.com', 'https://www.swiss.com', 'Compagnia aerea svizzera che collega tutte le principali città europee e internazionali'),</text:p>
      <text:p text:style-name="P1">(10, 'Turkish Airlines', 1933, 'Turchia', '+39 02 48252800', 'info@turkishairlines.com', 'https://www.turkishairlines.com', 'Compagnia aerea turca con voli su tutte le destinazioni principali');</text:p>
      <text:p text:style-name="P1"/>
      <text:p text:style-name="P1">-- Inserimento aeroporti</text:p>
      <text:p text:style-name="P1">INSERT INTO MST_Aeroporto (id_aeroporto, codice_iata, nome, id_geolocalizzazione, telefono, email, sito_web, descrizione)</text:p>
      <text:p text:style-name="P1"><text:soft-page-break/>VALUES</text:p>
      <text:p text:style-name="P1">(1 , 'FCO', 'Aeroporto di Roma Fiumicino', 1, '+39 06 65951', 'info@aeroportofiumicino.it', 'https://www.adr.it/fiumicino', 'Il principale aeroporto internazionale di Roma, con voli diretti verso tutte le destinazioni globali'),</text:p>
      <text:p text:style-name="P1">(2, 'MXP', 'Aeroporto di Milano Malpensa', 2, '+39 02 232323', 'info@malpensa.it', 'https://www.milanomalpensa-airport.com', 'L’aeroporto internazionale di Milano, uno dei più grandi in Italia'),</text:p>
      <text:p text:style-name="P1">(3, 'LIN', 'Aeroporto di Milano Linate', 3, '+39 02 74861', 'info@linate-airport.it', 'https://www.milanolinate-airport.com', 'Aeroporto di Milano, situato più vicino al centro città'),</text:p>
      <text:p text:style-name="P1">(4, 'BGY', 'Aeroporto di Bergamo Orio al Serio', 4, '+39 035 326323', 'info@orioseriorg.com', 'https://www.orioserioairport.it', 'Aeroporto internazionale vicino a Bergamo, collegato a molte destinazioni low-cost'),</text:p>
      <text:p text:style-name="P1">(5, 'CIA', 'Aeroporto di Roma Ciampino', 5, '+39 06 65951', 'info@ciampinoairport.it', 'https://www.adr.it/ciampino', 'Aeroporto secondario di Roma, utilizzato principalmente per voli low-cost'),</text:p>
      <text:p text:style-name="P1">(6, 'CDG', 'Aeroporto Charles de Gaulle', 6, '+33 1 70040000', 'contact@aeroportsdeparis.fr', 'https://www.parisaeroport.fr', 'Il principale aeroporto di Parigi, punto di partenza per voli in tutto il mondo'),</text:p>
      <text:p text:style-name="P1">(7, 'LHR', 'Heathrow Airport', 7, '+44 20 79487700', 'customer@heathrow.com', 'https://www.heathrow.com', 'L’aeroporto internazionale più trafficato del Regno Unito, con voli verso tutte le destinazioni globali');</text:p>
      <text:p text:style-name="P1"/>
      <text:p text:style-name="P1">-- Inserimento geolocalizzazione</text:p>
      <text:p text:style-name="P1">INSERT INTO MST_Geolocalizzazione (id_geolocalizzazione, nazione, citta, indirizzo)</text:p>
      <text:p text:style-name="P1">VALUES</text:p>
      <text:p text:style-name="P1">(1, 'Italia', 'Roma', 'Via Fiumicino, 101'),</text:p>
      <text:p text:style-name="P1">(2, 'Italia', 'Milano', 'Via Malpensa, 1'),</text:p>
      <text:p text:style-name="P1">(3, 'Italia', 'Milano', 'Piazza Linate, 10'),</text:p>
      <text:p text:style-name="P1">(4, 'Italia', 'Bergamo', 'Via Orio al Serio, 20'),</text:p>
      <text:p text:style-name="P1">(5, 'Italia', 'Roma', 'Piazza Ciampino, 30'),</text:p>
      <text:p text:style-name="P1">(6, 'Francia', 'Parigi', 'Rue de Gaulle, 123'),</text:p>
      <text:p text:style-name="P1">(7, 'Regno Unito', 'Londra', 'Heathrow, West London');</text:p>
      <text:p text:style-name="P1"/>
      <text:p text:style-name="P1">-- Inserimento mete turistiche (almeno 10 per città)</text:p>
      <text:p text:style-name="P1"/>
      <text:p text:style-name="P1">-- Roma</text:p>
      <text:p text:style-name="P1">INSERT INTO MST_MeteTuristiche (id_meta, nome, citta, descrizione, foto_url, tipo)</text:p>
      <text:p text:style-name="P1">VALUES</text:p>
      <text:p text:style-name="P1">(1, 'Colosseo', 'Roma', 'Antico anfiteatro romano, simbolo di Roma', 'https://example.com/colosseo.jpg', 'Storico'),</text:p>
      <text:p text:style-name="P1">(2, 'Foro Romano', 'Roma', 'Centro della vita pubblica nell’antica Roma', 'https://example.com/fororomano.jpg', 'Storico'),</text:p>
      <text:p text:style-name="P1">(3, 'Pantheon', 'Roma', 'Tempio antico dedicato a tutti gli dèi', 'https://example.com/pantheon.jpg', 'Storico'),</text:p>
      <text:p text:style-name="P1">(4, 'Piazza Navona', 'Roma', 'Piazza barocca con fontane storiche', 'https://example.com/piazzanavona.jpg', 'Monumento'),</text:p>
      <text:p text:style-name="P1">(5, 'Fontana di Trevi', 'Roma', 'La famosa fontana con la scultura di Oceano', 'https://example.com/fontanadiTrevi.jpg', 'Monumento'),</text:p>
      <text:p text:style-name="P1">(6, 'Castel Sant\'Angelo', 'Roma', 'Fortezza storica che ospita il Museo Nazionale', 'https://example.com/castelsantangelo.jpg', 'Storico'),</text:p>
      <text:p text:style-name="P1">(7, 'Vaticano', 'Roma', 'Centro della Chiesa Cattolica, sede del Papa', 'https://example.com/vaticano.jpg', 'Monumento'),</text:p>
      <text:p text:style-name="P1"><text:soft-page-break/>(8, 'Villa Borghese', 'Roma', 'Parco e complesso museale di Roma', 'https://example.com/villaborghese.jpg', 'Parco'),</text:p>
      <text:p text:style-name="P1">(9, 'Piazza del Popolo', 'Roma', 'Piazza storica, una delle più grandi di Roma', 'https://example.com/piazzadelpopolo.jpg', 'Monumento'),</text:p>
      <text:p text:style-name="P1">(10, 'Musei Vaticani', 'Roma', 'Musei che ospitano una delle collezioni più grandi del mondo', 'https://example.com/museivaticani.jpg', 'Culturale');</text:p>
      <text:p text:style-name="P1"/>
      <text:p text:style-name="P1">-- Parigi</text:p>
      <text:p text:style-name="P1">INSERT INTO MST_MeteTuristiche (id_meta, nome, citta, descrizione, foto_url, tipo)</text:p>
      <text:p text:style-name="P1">VALUES</text:p>
      <text:p text:style-name="P1">(11, 'Torre Eiffel', 'Parigi', 'La famosa torre di Parigi', 'https://example.com/eiffel.jpg', 'Monumento'),</text:p>
      <text:p text:style-name="P1">(12, 'Louvre', 'Parigi', 'Il museo d\'arte più famoso del mondo', 'https://example.com/louvre.jpg', 'Culturale'),</text:p>
      <text:p text:style-name="P1">(13, 'Cattedrale di Notre-Dame', 'Parigi', 'Chiesa gotica famosa per le sue vetrate', 'https://example.com/notredame.jpg', 'Monumento'),</text:p>
      <text:p text:style-name="P1">(14, 'Museo d\'Orsay', 'Parigi', 'Museo d\'arte con opere impressioniste', 'https://example.com/museodorsay.jpg', 'Culturale'),</text:p>
      <text:p text:style-name="P1">(15, 'Montmartre', 'Parigi', 'Quartiere famoso per la Basilica del Sacré-Cœur', 'https://example.com/montmartre.jpg', 'Storico'),</text:p>
      <text:p text:style-name="P1">(16, 'Champs-Élysées', 'Parigi', 'Famoso viale di Parigi', 'https://example.com/champselysees.jpg', 'Monumento'),</text:p>
      <text:p text:style-name="P1">(17, 'Arc de Triomphe', 'Parigi', 'Arco trionfale che celebra le vittorie francesi', 'https://example.com/arcdetriomphe.jpg', 'Monumento'),</text:p>
      <text:p text:style-name="P1">(18, 'Place de la Concorde', 'Parigi', 'Piazza storica famosa per l\'Obelisco', 'https://example.com/placedeconcorde.jpg', 'Monumento'),</text:p>
      <text:p text:style-name="P1">(19, 'Giardini delle Tuileries', 'Parigi', 'Giardini storici tra il Louvre e Place de la Concorde', 'https://example.com/giardinidelletuileries.jpg', 'Parco'),</text:p>
      <text:p text:style-name="P1">(20, 'Sainte-Chapelle', 'Parigi', 'Chiesa gotica famosa per le sue vetrate', 'https://example.com/saintechapelle.jpg', 'Monumento');</text:p>
      <text:p text:style-name="P1"/>
      <text:p text:style-name="P1">-- Londra</text:p>
      <text:p text:style-name="P1">INSERT INTO MST_MeteTuristiche (id_meta, nome, citta, descrizione, foto_url, tipo)</text:p>
      <text:p text:style-name="P1">VALUES</text:p>
      <text:p text:style-name="P1">(21, 'Big Ben', 'Londra', 'Il grande orologio di Londra', 'https://example.com/bigben.jpg', 'Monumento'),</text:p>
      <text:p text:style-name="P1">(22, 'London Eye', 'Londra', 'Ruota panoramica che offre una vista su Londra', 'https://example.com/londoneye.jpg', 'Monumento'),</text:p>
      <text:p text:style-name="P1">(23, 'Tower Bridge', 'Londra', 'Il famoso ponte mobile di Londra', 'https://example.com/towerbridge.jpg', 'Monumento'),</text:p>
      <text:p text:style-name="P1">(24, 'Buckingham Palace', 'Londra', 'Residenza ufficiale della Regina', 'https://example.com/buckingham.jpg', 'Monumento'),</text:p>
      <text:p text:style-name="P1">(25, 'British Museum', 'Londra', 'Museo che ospita arte e manufatti storici', 'https://example.com/britishmuseum.jpg', 'Culturale'),</text:p>
      <text:p text:style-name="P1">(26, 'Trafalgar Square', 'Londra', 'Piazza famosa per la Colonna di Nelson', 'https://example.com/trafalgar.jpg', 'Monumento'),</text:p>
      <text:p text:style-name="P1">(27, 'Westminster Abbey', 'Londra', 'Chiesa storica dei regnanti britannici', 'https://example.com/westminster.jpg', 'Monumento'),</text:p>
      <text:p text:style-name="P1">(28, 'Hyde Park', 'Londra', 'Uno dei parchi più grandi di Londra', 'https://example.com/hydepark.jpg', 'Parco'),</text:p>
      <text:p text:style-name="P1">(29, 'St. Paul\'s Cathedral', 'Londra', 'Cattedrale famosa per la sua cupola', 'https://example.com/stpauls.jpg', 'Monumento'),</text:p>
      <text:p text:style-name="P1"><text:soft-page-break/>(30, 'National Gallery', 'Londra', 'Galleria d\'arte con opere dei maestri', 'https://example.com/nationalgallery.jpg', 'Culturale');</text:p>
      <text:p text:style-name="P1"/>
      <text:p text:style-name="P1">-- Commit delle modifiche</text:p>
      <text:p text:style-name="P1">COMMIT; ```sql</text:p>
      <text:p text:style-name="P1">-- Inserimento relazioni tra agenzie e filiali</text:p>
      <text:p text:style-name="P1">INSERT INTO REL_Agenzia_Filiale (id_agenzia, id_filiale)</text:p>
      <text:p text:style-name="P1">VALUES</text:p>
      <text:p text:style-name="P1">(1, 1),</text:p>
      <text:p text:style-name="P1">(1, 2),</text:p>
      <text:p text:style-name="P1">(1, 3);</text:p>
      <text:p text:style-name="P1"/>
      <text:p text:style-name="P1">-- Inserimento relazioni tra compagnie aeree e aeroporti</text:p>
      <text:p text:style-name="P1">INSERT INTO REL_Compagnia_Aeroporto (id_compagnia, id_aeroporto)</text:p>
      <text:p text:style-name="P1">VALUES</text:p>
      <text:p text:style-name="P1">(1, 1),</text:p>
      <text:p text:style-name="P1">(1, 2),</text:p>
      <text:p text:style-name="P1">(2, 1),</text:p>
      <text:p text:style-name="P1">(2, 3),</text:p>
      <text:p text:style-name="P1">(3, 1),</text:p>
      <text:p text:style-name="P1">(4, 2),</text:p>
      <text:p text:style-name="P1">(5, 6),</text:p>
      <text:p text:style-name="P1">(6, 2),</text:p>
      <text:p text:style-name="P1">(7, 7),</text:p>
      <text:p text:style-name="P1">(8, 1),</text:p>
      <text:p text:style-name="P1">(9, 4),</text:p>
      <text:p text:style-name="P1">(10, 1);</text:p>
      <text:p text:style-name="P1"/>
      <text:p text:style-name="P1">-- Inserimento relazioni tra mete turistiche e città</text:p>
      <text:p text:style-name="P1">INSERT INTO REL_MeteTuristiche_Citta (id_meta, citta)</text:p>
      <text:p text:style-name="P1">VALUES</text:p>
      <text:p text:style-name="P1">(1, 'Roma'),</text:p>
      <text:p text:style-name="P1">(2, 'Roma'),</text:p>
      <text:p text:style-name="P1">(3, 'Roma'),</text:p>
      <text:p text:style-name="P1">(4, 'Roma'),</text:p>
      <text:p text:style-name="P1">(5, 'Roma'),</text:p>
      <text:p text:style-name="P1">(6, 'Roma'),</text:p>
      <text:p text:style-name="P1">(7, 'Roma'),</text:p>
      <text:p text:style-name="P1">(8, 'Roma'),</text:p>
      <text:p text:style-name="P1">(9, 'Roma'),</text:p>
      <text:p text:style-name="P1">(10, 'Roma'),</text:p>
      <text:p text:style-name="P1">(11, 'Parigi'),</text:p>
      <text:p text:style-name="P1">(12, 'Parigi'),</text:p>
      <text:p text:style-name="P1">(13, 'Parigi'),</text:p>
      <text:p text:style-name="P1">(14, 'Parigi'),</text:p>
      <text:p text:style-name="P1">(15, 'Parigi'),</text:p>
      <text:p text:style-name="P1">(16, 'Parigi'),</text:p>
      <text:p text:style-name="P1">(17, 'Parigi'),</text:p>
      <text:p text:style-name="P1">(18, 'Parigi'),</text:p>
      <text:p text:style-name="P1">(19, 'Parigi'),</text:p>
      <text:p text:style-name="P1">(20, 'Parigi'),</text:p>
      <text:p text:style-name="P1">(21, 'Londra'),</text:p>
      <text:p text:style-name="P1"><text:soft-page-break/>(22, 'Londra'),</text:p>
      <text:p text:style-name="P1">(23, 'Londra'),</text:p>
      <text:p text:style-name="P1">(24, 'Londra'),</text:p>
      <text:p text:style-name="P1">(25, 'Londra'),</text:p>
      <text:p text:style-name="P1">(26, 'Londra'),</text:p>
      <text:p text:style-name="P1">(27, 'Londra'),</text:p>
      <text:p text:style-name="P1">(28, 'Londra'),</text:p>
      <text:p text:style-name="P1">(29, 'Londra'),</text:p>
      <text:p text:style-name="P1">(30, 'Londra');</text:p>
      <text:p text:style-name="P1"/>
      <text:p text:style-name="P1">-- Aggiunta di eventuali indici per ottimizzare le query</text:p>
      <text:p text:style-name="P1">CREATE INDEX idx_agenzia_nome ON MST_Agenzia (nome);</text:p>
      <text:p text:style-name="P1">CREATE INDEX idx_compagnia_nome ON MST_Compagnia (nome);</text:p>
      <text:p text:style-name="P1">CREATE INDEX idx_aeroporto_nome ON MST_Aeroporto (nome);</text:p>
      <text:p text:style-name="P1">CREATE INDEX idx_meta_nome ON MST_MeteTuristiche (nome);</text:p>
      <text:p text:style-name="P1">``` ```sql</text:p>
      <text:p text:style-name="P1">-- Aggiunta di eventuali vincoli di integrità referenziale</text:p>
      <text:p text:style-name="P1">ALTER TABLE MST_Filiale</text:p>
      <text:p text:style-name="P1">ADD CONSTRAINT fk_filiale_agenzia</text:p>
      <text:p text:style-name="P1">FOREIGN KEY (id_agenzia) REFERENCES MST_Agenzia(id_agenzia);</text:p>
      <text:p text:style-name="P1"/>
      <text:p text:style-name="P1">ALTER TABLE MST_Compagnia</text:p>
      <text:p text:style-name="P1">ADD CONSTRAINT fk_compagnia_aeroporto</text:p>
      <text:p text:style-name="P1">FOREIGN KEY (id_aeroporto) REFERENCES MST_Aeroporto(id_aeroporto);</text:p>
      <text:p text:style-name="P1"/>
      <text:p text:style-name="P1">ALTER TABLE REL_Agenzia_Filiale</text:p>
      <text:p text:style-name="P1">ADD CONSTRAINT fk_rel_agenzia</text:p>
      <text:p text:style-name="P1">FOREIGN KEY (id_agenzia) REFERENCES MST_Agenzia(id_agenzia),</text:p>
      <text:p text:style-name="P1">ADD CONSTRAINT fk_rel_filiale</text:p>
      <text:p text:style-name="P1">FOREIGN KEY (id_filiale) REFERENCES MST_Filiale(id_filiale);</text:p>
      <text:p text:style-name="P1"/>
      <text:p text:style-name="P1">ALTER TABLE REL_Compagnia_Aeroporto</text:p>
      <text:p text:style-name="P1">ADD CONSTRAINT fk_rel_compagnia</text:p>
      <text:p text:style-name="P1">FOREIGN KEY (id_compagnia) REFERENCES MST_Compagnia(id_compagnia),</text:p>
      <text:p text:style-name="P1">ADD CONSTRAINT fk_rel_aeroporto</text:p>
      <text:p text:style-name="P1">FOREIGN KEY (id_aeroporto) REFERENCES MST_Aeroporto(id_aeroporto);</text:p>
      <text:p text:style-name="P1"/>
      <text:p text:style-name="P1">ALTER TABLE REL_MeteTuristiche_Citta</text:p>
      <text:p text:style-name="P1">ADD CONSTRAINT fk_rel_meta</text:p>
      <text:p text:style-name="P1">FOREIGN KEY (id_meta) REFERENCES MST_MeteTuristiche(id_meta);</text:p>
      <text:p text:style-name="P1">``` ```sql</text:p>
      <text:p text:style-name="P1">-- Aggiunta di eventuali vincoli di integrità referenziale</text:p>
      <text:p text:style-name="P1">ALTER TABLE MST_Filiale</text:p>
      <text:p text:style-name="P1">ADD CONSTRAINT fk_filiale_agenzia</text:p>
      <text:p text:style-name="P1">FOREIGN KEY (id_agenzia) REFERENCES MST_Agenzia(id_agenzia);</text:p>
      <text:p text:style-name="P1"/>
      <text:p text:style-name="P1">ALTER TABLE MST_Compagnia</text:p>
      <text:p text:style-name="P1">ADD CONSTRAINT fk_compagnia_aeroporto</text:p>
      <text:p text:style-name="P1">FOREIGN KEY (id_aeroporto) REFERENCES MST_Aeroporto(id_aeroporto);</text:p>
      <text:p text:style-name="P1"/>
      <text:p text:style-name="P1">ALTER TABLE REL_Agenzia_Filiale</text:p>
      <text:p text:style-name="P1">ADD CONSTRAINT fk_rel_agenzia</text:p>
      <text:p text:style-name="P1"><text:soft-page-break/>FOREIGN KEY (id_agenzia) REFERENCES MST_Agenzia(id_agenzia),</text:p>
      <text:p text:style-name="P1">ADD CONSTRAINT fk_rel_filiale</text:p>
      <text:p text:style-name="P1">FOREIGN KEY (id_filiale) REFERENCES MST_Filiale(id_filiale);</text:p>
      <text:p text:style-name="P1"/>
      <text:p text:style-name="P1">ALTER TABLE REL_Compagnia_Aeroporto</text:p>
      <text:p text:style-name="P1">ADD CONSTRAINT fk_rel_compagnia</text:p>
      <text:p text:style-name="P1">FOREIGN KEY (id_compagnia) REFERENCES MST_Compagnia(id_compagnia),</text:p>
      <text:p text:style-name="P1">ADD CONSTRAINT fk_rel_aeroporto</text:p>
      <text:p text:style-name="P1">FOREIGN KEY (id_aeroporto) REFERENCES MST_Aeroporto(id_aeroporto);</text:p>
      <text:p text:style-name="P1"/>
      <text:p text:style-name="P1">ALTER TABLE REL_MeteTuristiche_Citta</text:p>
      <text:p text:style-name="P1">ADD CONSTRAINT fk_rel_meta</text:p>
      <text:p text:style-name="P1">FOREIGN KEY (id_meta) REFERENCES MST_MeteTuristiche(id_meta);</text:p>
      <text:p text:style-name="P1">``` ```sql</text:p>
      <text:p text:style-name="P1">-- Aggiunta di eventuali vincoli di integrità referenziale</text:p>
      <text:p text:style-name="P1">ALTER TABLE MST_Filiale</text:p>
      <text:p text:style-name="P1">ADD CONSTRAINT fk_filiale_agenzia</text:p>
      <text:p text:style-name="P1">FOREIGN KEY (id_agenzia) REFERENCES MST_Agenzia(id_agenzia);</text:p>
      <text:p text:style-name="P1"/>
      <text:p text:style-name="P1">ALTER TABLE MST_Compagnia</text:p>
      <text:p text:style-name="P1">ADD CONSTRAINT fk_compagnia_aeroporto</text:p>
      <text:p text:style-name="P1">FOREIGN KEY (id_aeroporto) REFERENCES MST_Aeroporto(id_aeroporto);</text:p>
      <text:p text:style-name="P1"/>
      <text:p text:style-name="P1">ALTER TABLE REL_Agenzia_Filiale</text:p>
      <text:p text:style-name="P1">ADD CONSTRAINT fk_rel_agenzia</text:p>
      <text:p text:style-name="P1">FOREIGN KEY (id_agenzia) REFERENCES MST_Agenzia(id_agenzia),</text:p>
      <text:p text:style-name="P1">ADD CONSTRAINT fk_rel_filiale</text:p>
      <text:p text:style-name="P1">FOREIGN KEY (id_filiale) REFERENCES MST_Filiale(id_filiale);</text:p>
      <text:p text:style-name="P1"/>
      <text:p text:style-name="P1">ALTER TABLE REL_Compagnia_Aeroporto</text:p>
      <text:p text:style-name="P1">ADD CONSTRAINT fk_rel_compagnia</text:p>
      <text:p text:style-name="P1">FOREIGN KEY (id_compagnia) REFERENCES MST_Compagnia(id_compagnia),</text:p>
      <text:p text:style-name="P1">ADD CONSTRAINT fk_rel_aeroporto</text:p>
      <text:p text:style-name="P1">FOREIGN KEY (id_aeroporto) REFERENCES MST_Aeroporto(id_aeroporto);</text:p>
      <text:p text:style-name="P1"/>
      <text:p text:style-name="P1">ALTER TABLE REL_MeteTuristiche_Citta</text:p>
      <text:p text:style-name="P1">ADD CONSTRAINT fk_rel_meta</text:p>
      <text:p text:style-name="P1">FOREIGN KEY (id_meta) REFERENCES MST_MeteTuristiche(id_meta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7:11:56.298147497</meta:creation-date>
    <dc:date>2025-01-30T10:52:28.309912916</dc:date>
    <meta:editing-duration>PT48M4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6" meta:paragraph-count="210" meta:word-count="1389" meta:character-count="12779" meta:non-whitespace-character-count="11600"/>
  </office:meta>
</office:document-meta>
</file>